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3cm" fo:min-width="0cm"/>
    </style:style>
    <style:style style:name="gr8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9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0cm"/>
    </style:style>
    <style:style style:name="P1" style:family="paragraph">
      <style:paragraph-properties fo:line-height="100%" fo:text-align="star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7.936cm" svg:height="8.904cm" svg:x="1.7cm" svg:y="1.7cm">
          <draw:text-box>
            <text:p>Non-recursive Case:</text:p>
            <text:p/>
            <text:p><text:s/>let flip=\f → \(x,y)-&gt; f y x</text:p>
            <text:p><text:s text:c="4"/>in</text:p>
            <text:p><text:s text:c="4"/>let </text:p>
            <text:p><text:s text:c="4"/>add= \a-&gt;\b-&gt;a+b</text:p>
            <text:p><text:s text:c="4"/>mul= \c-&gt;\d-&gt;c*d</text:p>
            <text:p><text:s text:c="4"/>div=\e-&gt;\f-&gt; e/f</text:p>
            <text:p><text:s text:c="7"/>in</text:p>
            <text:p><text:s text:c="7"/>let tmp= mul (add 3 2)</text:p>
            <text:p><text:s text:c="10"/>in </text:p>
            <text:p><text:s text:c="10"/>flip div (tmp 4) 100</text:p>
          </draw:text-box>
        </draw:frame>
        <draw:frame draw:style-name="gr2" xml:id="id4" draw:id="id4" draw:layer="layout" svg:width="0.997cm" svg:height="0.963cm" svg:x="2cm" svg:y="10.837cm">
          <draw:text-box draw:corner-radius="0.1cm">
            <text:p>Ø</text:p>
          </draw:text-box>
        </draw:frame>
        <draw:rect draw:style-name="gr3" draw:text-style-name="P1" xml:id="id2" draw:id="id2" draw:layer="layout" svg:width="2.4cm" svg:height="1cm" svg:x="2.1cm" svg:y="12.7cm">
          <text:p text:style-name="P1">flip</text:p>
        </draw:rect>
        <draw:line draw:style-name="gr4" draw:text-style-name="P2" xml:id="id6" draw:id="id6" draw:layer="layout" svg:x1="3.5cm" svg:y1="12.8cm" svg:x2="3.5cm" svg:y2="13.6cm">
          <text:p/>
        </draw:line>
        <draw:g>
          <draw:ellipse draw:style-name="gr3" draw:text-style-name="P2" xml:id="id3" draw:id="id3" draw:layer="layout" svg:width="5.3cm" svg:height="2.1cm" svg:x="9.1cm" svg:y="12.1cm">
            <text:p text:style-name="P2">f <text:s text:c="2"/>\(x,y)-&gt; f y x <text:s/></text:p>
          </draw:ellipse>
          <draw:line draw:style-name="gr4" draw:text-style-name="P2" draw:layer="layout" svg:x1="10.2cm" svg:y1="12.4cm" svg:x2="10.2cm" svg:y2="13.8cm">
            <text:p/>
          </draw:line>
          <draw:line draw:style-name="gr4" draw:text-style-name="P2" draw:layer="layout" svg:x1="13.8cm" svg:y1="12.4cm" svg:x2="13.8cm" svg:y2="13.8cm">
            <text:p/>
          </draw:line>
        </draw:g>
        <draw:line draw:style-name="gr5" draw:text-style-name="P2" draw:layer="layout" svg:x1="4.1cm" svg:y1="13.2cm" svg:x2="9cm" svg:y2="13.2cm">
          <text:p/>
        </draw:line>
        <draw:g xml:id="id15" draw:id="id15">
          <draw:rect draw:style-name="gr3" draw:text-style-name="P1" xml:id="id1" draw:id="id1" draw:layer="layout" svg:width="2.5cm" svg:height="2.2cm" svg:x="2.1cm" svg:y="16.9cm">
            <text:p text:style-name="P1">add</text:p>
            <text:p text:style-name="P1">mul</text:p>
            <text:p text:style-name="P1">div</text:p>
          </draw:rect>
          <draw:line draw:style-name="gr4" draw:text-style-name="P2" draw:layer="layout" svg:x1="2cm" svg:y1="17.7cm" svg:x2="4.6cm" svg:y2="17.7cm">
            <text:p/>
          </draw:line>
          <draw:line draw:style-name="gr4" draw:text-style-name="P2" draw:layer="layout" svg:x1="2.1cm" svg:y1="18.4cm" svg:x2="4.6cm" svg:y2="18.4cm">
            <text:p/>
          </draw:line>
          <draw:line draw:style-name="gr4" draw:text-style-name="P2" draw:layer="layout" svg:x1="3.4cm" svg:y1="16.9cm" svg:x2="3.4cm" svg:y2="18.9cm">
            <text:p/>
          </draw:line>
        </draw:g>
        <draw:connector draw:style-name="gr6" draw:text-style-name="P2" draw:layer="layout" draw:type="line" svg:x1="3.35cm" svg:y1="16.9cm" svg:x2="3.3cm" svg:y2="13.7cm" draw:start-shape="id1" draw:start-glue-point="0" draw:end-shape="id2" draw:end-glue-point="2" svg:d="m3350 16900-50-3200">
          <text:p/>
        </draw:connector>
        <draw:connector draw:style-name="gr6" draw:text-style-name="P2" draw:layer="layout" draw:type="curve" svg:x1="14.4cm" svg:y1="13.15cm" svg:x2="2.997cm" svg:y2="11.318cm" draw:start-shape="id3" draw:start-glue-point="1" draw:end-shape="id4" svg:d="m14400 13150c751 0 6453-1832-11403-1832">
          <text:p/>
        </draw:connector>
        <draw:g xml:id="id5" draw:id="id5">
          <draw:ellipse draw:style-name="gr3" draw:text-style-name="P2" draw:layer="layout" svg:width="4.6cm" svg:height="0.8cm" svg:x="5.1cm" svg:y="16.8cm">
            <text:p text:style-name="P2">a <text:s/>\b-&gt;a+b <text:s/></text:p>
          </draw:ellipse>
          <draw:line draw:style-name="gr4" draw:text-style-name="P2" draw:layer="layout" svg:x1="6.3cm" svg:y1="16.9cm" svg:x2="6.3cm" svg:y2="17.4cm">
            <text:p/>
          </draw:line>
          <draw:line draw:style-name="gr4" draw:text-style-name="P2" draw:layer="layout" svg:x1="8.8cm" svg:y1="16.9cm" svg:x2="8.8cm" svg:y2="17.5cm">
            <text:p/>
          </draw:line>
        </draw:g>
        <draw:connector draw:style-name="gr6" draw:text-style-name="P2" draw:layer="layout" draw:type="curve" draw:line-skew="-1.138cm" svg:x1="9.7cm" svg:y1="17.2cm" svg:x2="3.5cm" svg:y2="13.6cm" draw:start-shape="id5" draw:start-glue-point="1" draw:end-shape="id6" draw:end-glue-point="2" svg:d="m9700 17200c-955 0 2144-3600-6200-3600">
          <text:p/>
        </draw:connector>
        <draw:g xml:id="id7" draw:id="id7">
          <draw:ellipse draw:style-name="gr3" draw:text-style-name="P2" draw:layer="layout" svg:width="4.5cm" svg:height="0.6cm" svg:x="5.3cm" svg:y="17.9cm">
            <text:p text:style-name="P2">c <text:s/>\d-&gt;c*d <text:s text:c="2"/></text:p>
          </draw:ellipse>
          <draw:line draw:style-name="gr4" draw:text-style-name="P2" draw:layer="layout" svg:x1="6.3cm" svg:y1="18cm" svg:x2="6.3cm" svg:y2="18.4cm">
            <text:p/>
          </draw:line>
          <draw:line draw:style-name="gr4" draw:text-style-name="P2" draw:layer="layout" svg:x1="8.9cm" svg:y1="18cm" svg:x2="8.9cm" svg:y2="18.5cm">
            <text:p/>
          </draw:line>
        </draw:g>
        <draw:connector draw:style-name="gr6" draw:text-style-name="P2" draw:layer="layout" draw:type="curve" draw:line-skew="-0.626cm" svg:x1="9.8cm" svg:y1="18.2cm" svg:x2="3.5cm" svg:y2="13.6cm" draw:start-shape="id7" draw:start-glue-point="1" draw:end-shape="id6" draw:end-glue-point="2" svg:d="m9800 18200c-187 0 2962-4600-6300-4600">
          <text:p/>
        </draw:connector>
        <draw:g xml:id="id8" draw:id="id8">
          <draw:ellipse draw:style-name="gr3" draw:text-style-name="P2" draw:layer="layout" svg:width="4.5cm" svg:height="0.6cm" svg:x="5.4cm" svg:y="18.7cm">
            <text:p text:style-name="P2"><text:s text:c="3"/>e <text:s/>\f-&gt;e/f <text:s text:c="8"/></text:p>
          </draw:ellipse>
          <draw:line draw:style-name="gr4" draw:text-style-name="P2" draw:layer="layout" svg:x1="6.4cm" svg:y1="18.8cm" svg:x2="6.4cm" svg:y2="19.3cm">
            <text:p/>
          </draw:line>
          <draw:line draw:style-name="gr4" draw:text-style-name="P2" draw:layer="layout" svg:x1="8.9cm" svg:y1="18.8cm" svg:x2="8.9cm" svg:y2="19.3cm">
            <text:p/>
          </draw:line>
        </draw:g>
        <draw:connector draw:style-name="gr6" draw:text-style-name="P2" draw:layer="layout" draw:type="curve" svg:x1="9.9cm" svg:y1="19cm" svg:x2="3.5cm" svg:y2="13.6cm" draw:start-shape="id8" draw:start-glue-point="1" draw:end-shape="id6" draw:end-glue-point="2" svg:d="m9900 19000c751 0 3951-5400-6400-5400">
          <text:p/>
        </draw:connector>
        <draw:line draw:style-name="gr5" draw:text-style-name="P2" draw:layer="layout" svg:x1="3.9cm" svg:y1="17.3cm" svg:x2="5cm" svg:y2="17.3cm">
          <text:p/>
        </draw:line>
        <draw:line draw:style-name="gr5" draw:text-style-name="P2" draw:layer="layout" svg:x1="3.9cm" svg:y1="18.1cm" svg:x2="5.3cm" svg:y2="18.1cm">
          <text:p/>
        </draw:line>
        <draw:line draw:style-name="gr5" draw:text-style-name="P2" draw:layer="layout" svg:x1="4cm" svg:y1="18.8cm" svg:x2="5.5cm" svg:y2="19cm">
          <text:p/>
        </draw:line>
        <draw:g xml:id="id14" draw:id="id14">
          <draw:rect draw:style-name="gr3" draw:text-style-name="P2" draw:layer="layout" svg:width="2.3cm" svg:height="0.7cm" svg:x="2.1cm" svg:y="20cm">
            <text:p text:style-name="P2">tmp <text:s text:c="5"/></text:p>
          </draw:rect>
          <draw:line draw:style-name="gr4" draw:text-style-name="P2" draw:layer="layout" svg:x1="3.4cm" svg:y1="20cm" svg:x2="3.4cm" svg:y2="20.6cm">
            <text:p/>
          </draw:line>
        </draw:g>
        <draw:g xml:id="id9" draw:id="id9">
          <draw:rect draw:style-name="gr3" draw:text-style-name="P2" draw:layer="layout" svg:width="1.2cm" svg:height="0.8cm" svg:x="9.5cm" svg:y="20.1cm">
            <text:p text:style-name="P2">c <text:s/>5</text:p>
          </draw:rect>
          <draw:line draw:style-name="gr4" draw:text-style-name="P2" draw:layer="layout" svg:x1="10.1cm" svg:y1="20.1cm" svg:x2="10.1cm" svg:y2="20.8cm">
            <text:p/>
          </draw:line>
        </draw:g>
        <draw:connector draw:style-name="gr6" draw:text-style-name="P2" draw:layer="layout" draw:type="curve" svg:x1="10.7cm" svg:y1="20.5cm" svg:x2="3.5cm" svg:y2="13.6cm" draw:start-shape="id9" draw:start-glue-point="1" draw:end-shape="id6" draw:end-glue-point="2" svg:d="m10700 20500c751 0 4351-6900-7200-6900">
          <text:p/>
        </draw:connector>
        <draw:frame draw:style-name="gr1" xml:id="id20" draw:id="id20" draw:layer="layout" svg:width="0.875cm" svg:height="0.963cm" svg:x="8.4cm" svg:y="20cm">
          <draw:text-box>
            <text:p>=</text:p>
          </draw:text-box>
        </draw:frame>
        <draw:g xml:id="id10" draw:id="id10">
          <draw:ellipse draw:style-name="gr3" draw:text-style-name="P2" draw:layer="layout" svg:width="2.8cm" svg:height="0.6cm" svg:x="5.5cm" svg:y="20.1cm">
            <text:p text:style-name="P2">d <text:s/>c*d <text:s text:c="2"/></text:p>
          </draw:ellipse>
          <draw:line draw:style-name="gr4" draw:text-style-name="P2" draw:layer="layout" svg:x1="6.4cm" svg:y1="20.2cm" svg:x2="6.4cm" svg:y2="20.7cm">
            <text:p/>
          </draw:line>
          <draw:line draw:style-name="gr4" draw:text-style-name="P2" draw:layer="layout" svg:x1="7.6cm" svg:y1="20.1cm" svg:x2="7.6cm" svg:y2="20.6cm">
            <text:p/>
          </draw:line>
        </draw:g>
        <draw:connector draw:style-name="gr6" draw:text-style-name="P2" draw:layer="layout" draw:type="curve" draw:line-skew="-0.875cm" svg:x1="8.3cm" svg:y1="20.4cm" svg:x2="10.1cm" svg:y2="20.1cm" draw:start-shape="id10" draw:start-glue-point="1" draw:end-shape="id9" draw:end-glue-point="0" svg:d="m8300 20400c-412 0-343-401 209-664s1591-387 1591 364">
          <text:p/>
        </draw:connector>
        <draw:line draw:style-name="gr5" draw:text-style-name="P2" draw:layer="layout" svg:x1="4cm" svg:y1="20.4cm" svg:x2="5.5cm" svg:y2="20.4cm">
          <text:p/>
        </draw:line>
        <draw:g xml:id="id11" draw:id="id11">
          <draw:rect draw:style-name="gr3" draw:text-style-name="P2" draw:layer="layout" svg:width="1.6cm" svg:height="0.7cm" svg:x="13.4cm" svg:y="15.8cm">
            <text:p text:style-name="P2"><text:s/>a <text:s/>3 </text:p>
          </draw:rect>
          <draw:line draw:style-name="gr4" draw:text-style-name="P2" draw:layer="layout" svg:x1="14.2cm" svg:y1="15.8cm" svg:x2="14.2cm" svg:y2="16.4cm">
            <text:p/>
          </draw:line>
        </draw:g>
        <draw:connector draw:style-name="gr6" draw:text-style-name="P2" draw:layer="layout" draw:type="curve" svg:x1="14.2cm" svg:y1="15.8cm" svg:x2="3.5cm" svg:y2="13.6cm" draw:start-shape="id11" draw:start-glue-point="0" draw:end-shape="id6" draw:end-glue-point="2" svg:d="m14200 15800c0-1650-10700-550-10700-2200">
          <text:p/>
        </draw:connector>
        <draw:frame draw:style-name="gr1" draw:layer="layout" svg:width="0.875cm" svg:height="0.963cm" svg:x="15.1cm" svg:y="15.7cm">
          <draw:text-box>
            <text:p>=</text:p>
          </draw:text-box>
        </draw:frame>
        <draw:g xml:id="id12" draw:id="id12">
          <draw:ellipse draw:style-name="gr3" draw:text-style-name="P2" draw:layer="layout" svg:width="2.7cm" svg:height="0.8cm" svg:x="15.8cm" svg:y="15.8cm">
            <text:p text:style-name="P2">b a+b <text:s/></text:p>
          </draw:ellipse>
          <draw:line draw:style-name="gr4" draw:text-style-name="P2" draw:layer="layout" svg:x1="16.6cm" svg:y1="15.9cm" svg:x2="16.6cm" svg:y2="16.5cm">
            <text:p/>
          </draw:line>
          <draw:line draw:style-name="gr4" draw:text-style-name="P2" draw:layer="layout" svg:x1="17.9cm" svg:y1="15.9cm" svg:x2="17.9cm" svg:y2="16.4cm">
            <text:p/>
          </draw:line>
        </draw:g>
        <draw:connector draw:style-name="gr6" draw:text-style-name="P2" draw:layer="layout" draw:type="curve" draw:line-skew="0cm 0.189cm" svg:x1="18.5cm" svg:y1="16.2cm" svg:x2="14.2cm" svg:y2="15.8cm" draw:start-shape="id12" draw:start-glue-point="1" draw:end-shape="id11" svg:d="m18500 16200c751 0 626-356-636-573s-3664-295-3664 173">
          <text:p/>
        </draw:connector>
        <draw:g xml:id="id13" draw:id="id13">
          <draw:rect draw:style-name="gr3" draw:text-style-name="P2" draw:layer="layout" svg:width="1.7cm" svg:height="0.6cm" svg:x="13.6cm" svg:y="17.3cm">
            <text:p text:style-name="P2">b <text:s/>2</text:p>
          </draw:rect>
          <draw:line draw:style-name="gr4" draw:text-style-name="P2" draw:layer="layout" svg:x1="14.4cm" svg:y1="17.3cm" svg:x2="14.4cm" svg:y2="17.9cm">
            <text:p/>
          </draw:line>
        </draw:g>
        <draw:connector draw:style-name="gr6" draw:text-style-name="P2" draw:layer="layout" draw:type="curve" svg:x1="14.45cm" svg:y1="17.3cm" svg:x2="14.2cm" svg:y2="16.5cm" draw:start-shape="id13" draw:start-glue-point="0" draw:end-shape="id11" draw:end-glue-point="2" svg:d="m14450 17300c0-600-250-200-250-800">
          <text:p/>
        </draw:connector>
        <draw:frame draw:style-name="gr1" draw:layer="layout" svg:width="1.226cm" svg:height="0.963cm" svg:x="15.2cm" svg:y="17.2cm">
          <draw:text-box>
            <text:p>=5</text:p>
          </draw:text-box>
        </draw:frame>
        <draw:connector draw:style-name="gr6" draw:text-style-name="P2" draw:layer="layout" draw:type="curve" svg:x1="3.25cm" svg:y1="20cm" svg:x2="3.3cm" svg:y2="19.1cm" draw:start-shape="id14" draw:start-glue-point="0" draw:end-shape="id15" draw:end-glue-point="2" svg:d="m3250 20000c0-675 50-225 50-900">
          <text:p/>
        </draw:connector>
        <draw:g xml:id="id16" draw:id="id16">
          <draw:rect draw:style-name="gr3" draw:text-style-name="P2" draw:layer="layout" svg:width="1.3cm" svg:height="0.8cm" svg:x="9.5cm" svg:y="21.5cm">
            <text:p text:style-name="P2">d <text:s/>4</text:p>
          </draw:rect>
          <draw:line draw:style-name="gr4" draw:text-style-name="P2" draw:layer="layout" svg:x1="10.1cm" svg:y1="21.5cm" svg:x2="10.1cm" svg:y2="22.2cm">
            <text:p/>
          </draw:line>
        </draw:g>
        <draw:connector draw:style-name="gr6" draw:text-style-name="P2" draw:layer="layout" draw:type="curve" svg:x1="10.15cm" svg:y1="21.5cm" svg:x2="10.1cm" svg:y2="20.9cm" draw:start-shape="id16" draw:start-glue-point="0" draw:end-shape="id9" draw:end-glue-point="2" svg:d="m10150 21500c0-450-50-150-50-600">
          <text:p/>
        </draw:connector>
        <draw:frame draw:style-name="gr7" draw:layer="layout" svg:width="1.577cm" svg:height="0.963cm" svg:x="11cm" svg:y="21.437cm">
          <draw:text-box>
            <text:p>=20</text:p>
          </draw:text-box>
        </draw:frame>
        <draw:g xml:id="id17" draw:id="id17">
          <draw:rect draw:style-name="gr3" draw:text-style-name="P2" draw:layer="layout" svg:width="1cm" svg:height="0.8cm" svg:x="14.5cm" svg:y="22.1cm">
            <text:p text:style-name="P2">f <text:s text:c="2"/></text:p>
          </draw:rect>
          <draw:line draw:style-name="gr4" draw:text-style-name="P2" draw:layer="layout" svg:x1="15cm" svg:y1="22.2cm" svg:x2="15cm" svg:y2="22.8cm">
            <text:p/>
          </draw:line>
        </draw:g>
        <draw:connector draw:style-name="gr6" draw:text-style-name="P2" draw:layer="layout" draw:type="curve" draw:line-skew="0cm -1.665cm" svg:x1="15.5cm" svg:y1="22.5cm" svg:x2="7.65cm" svg:y2="19.3cm" draw:start-shape="id17" draw:start-glue-point="1" draw:end-shape="id8" draw:end-glue-point="2" svg:d="m15500 22500c751 0 626-1733-1524-2632s-6326-965-6326-568">
          <text:p/>
        </draw:connector>
        <draw:connector draw:style-name="gr6" draw:text-style-name="P2" draw:layer="layout" draw:type="curve" svg:x1="15cm" svg:y1="22.1cm" svg:x2="2.997cm" svg:y2="11.318cm" draw:start-shape="id17" draw:start-glue-point="0" draw:end-shape="id4" draw:end-glue-point="1" svg:d="m15000 22100c0-7188-4001-10782-12003-10782">
          <text:p/>
        </draw:connector>
        <draw:frame draw:style-name="gr1" draw:layer="layout" svg:width="0.875cm" svg:height="0.963cm" svg:x="15.366cm" svg:y="21.974cm">
          <draw:text-box>
            <text:p>=</text:p>
          </draw:text-box>
        </draw:frame>
        <draw:g xml:id="id18" draw:id="id18">
          <draw:ellipse draw:style-name="gr3" draw:text-style-name="P2" draw:layer="layout" svg:width="3.8cm" svg:height="0.9cm" svg:x="16.1cm" svg:y="22.2cm">
            <text:p text:style-name="P2">x,y <text:s/>f y x </text:p>
          </draw:ellipse>
          <draw:line draw:style-name="gr4" draw:text-style-name="P2" draw:layer="layout" svg:x1="17.7cm" svg:y1="22.2cm" svg:x2="17.7cm" svg:y2="23cm">
            <text:p/>
          </draw:line>
          <draw:line draw:style-name="gr4" draw:text-style-name="P2" draw:layer="layout" svg:x1="19.1cm" svg:y1="22.3cm" svg:x2="19.1cm" svg:y2="22.9cm">
            <text:p/>
          </draw:line>
        </draw:g>
        <draw:connector draw:style-name="gr6" draw:text-style-name="P2" draw:layer="layout" draw:type="curve" svg:x1="19.9cm" svg:y1="22.65cm" svg:x2="15cm" svg:y2="22.1cm" draw:start-shape="id18" draw:start-glue-point="1" draw:end-shape="id17" draw:end-glue-point="0" svg:d="m19900 22650c751 0 626-526-786-851s-4114-450-4114 301">
          <text:p/>
        </draw:connector>
        <draw:g xml:id="id19" draw:id="id19">
          <draw:rect draw:style-name="gr3" draw:text-style-name="P2" draw:layer="layout" svg:width="1.7cm" svg:height="1.6cm" svg:x="14.3cm" svg:y="23.8cm">
            <text:p text:style-name="P2">x <text:s/>20</text:p>
            <text:p text:style-name="P2">y 100</text:p>
          </draw:rect>
          <draw:line draw:style-name="gr4" draw:text-style-name="P2" draw:layer="layout" svg:x1="14.3cm" svg:y1="24.6cm" svg:x2="16cm" svg:y2="24.6cm">
            <text:p/>
          </draw:line>
          <draw:line draw:style-name="gr4" draw:text-style-name="P2" draw:layer="layout" svg:x1="14.8cm" svg:y1="23.9cm" svg:x2="14.8cm" svg:y2="25.3cm">
            <text:p/>
          </draw:line>
        </draw:g>
        <draw:connector draw:style-name="gr6" draw:text-style-name="P2" draw:layer="layout" draw:type="curve" svg:x1="15.15cm" svg:y1="23.8cm" svg:x2="15cm" svg:y2="22.9cm" draw:start-shape="id19" draw:start-glue-point="0" draw:end-shape="id17" draw:end-glue-point="2" svg:d="m15150 23800c0-675-150-225-150-900">
          <text:p/>
        </draw:connector>
        <draw:frame draw:style-name="gr1" draw:layer="layout" svg:width="1.226cm" svg:height="0.963cm" svg:x="16.2cm" svg:y="24.4cm">
          <draw:text-box>
            <text:p>=5</text:p>
          </draw:text-box>
        </draw:frame>
        <draw:connector draw:style-name="gr8" draw:text-style-name="P2" draw:layer="layout" draw:type="curve" svg:x1="2.1cm" svg:y1="13.2cm" svg:x2="2cm" svg:y2="18cm" draw:start-shape="id2" draw:start-glue-point="3" draw:end-shape="id15" svg:d="m2100 13200c-901 0-851 4800-100 4800">
          <text:p/>
        </draw:connector>
        <draw:connector draw:style-name="gr8" draw:text-style-name="P2" draw:layer="layout" draw:type="curve" svg:x1="2cm" svg:y1="18cm" svg:x2="9.5cm" svg:y2="20.5cm" draw:start-shape="id15" draw:start-glue-point="3" draw:end-shape="id9" draw:end-glue-point="3" svg:d="m2000 18000c-751 0-4501 2500 7500 2500">
          <text:p/>
        </draw:connector>
        <draw:connector draw:style-name="gr9" draw:text-style-name="P2" draw:layer="layout" draw:type="curve" svg:x1="2cm" svg:y1="18cm" svg:x2="13.4cm" svg:y2="16.15cm" draw:start-shape="id15" draw:start-glue-point="3" draw:end-shape="id11" draw:end-glue-point="3" svg:d="m2000 18000c-751 0-6451-1850 11400-1850">
          <text:p/>
        </draw:connector>
        <draw:connector draw:style-name="gr8" draw:text-style-name="P2" draw:layer="layout" draw:type="curve" svg:x1="13.4cm" svg:y1="16.15cm" svg:x2="13.6cm" svg:y2="17.6cm" draw:start-shape="id11" draw:start-glue-point="3" draw:end-shape="id13" draw:end-glue-point="3" svg:d="m13400 16150c-751 0-851 1450 200 1450">
          <text:p/>
        </draw:connector>
        <draw:connector draw:style-name="gr8" draw:text-style-name="P2" draw:layer="layout" draw:type="curve" draw:line-skew="0.519cm -0.499cm" svg:x1="13.6cm" svg:y1="17.6cm" svg:x2="2cm" svg:y2="18cm" draw:start-shape="id13" draw:start-glue-point="3" draw:end-shape="id15" draw:end-glue-point="3" svg:d="m13600 17600c-5971 0-3981-1700-8041-1700s-4310 2100-3559 2100">
          <text:p/>
        </draw:connector>
        <draw:connector draw:style-name="gr6" draw:text-style-name="P2" draw:layer="layout" draw:type="curve" svg:x1="9.275cm" svg:y1="20.481cm" svg:x2="9.275cm" svg:y2="20.481cm" draw:start-shape="id20" draw:start-glue-point="1" draw:end-shape="id20" svg:d="">
          <text:p/>
        </draw:connector>
        <draw:connector draw:style-name="gr8" draw:text-style-name="P2" draw:layer="layout" draw:type="curve" draw:line-skew="2.506cm" svg:x1="9.5cm" svg:y1="20.5cm" svg:x2="3.25cm" svg:y2="20.7cm" draw:start-shape="id9" draw:start-glue-point="3" draw:end-shape="id14" draw:end-glue-point="2" svg:d="m9500 20500c-66 0-55 351-1601 589s-4649 362-4649-389">
          <text:p/>
        </draw:connector>
        <draw:connector draw:style-name="gr8" draw:text-style-name="P2" draw:layer="layout" draw:type="curve" svg:x1="3.25cm" svg:y1="20.7cm" svg:x2="14.5cm" svg:y2="22.5cm" draw:start-shape="id14" draw:start-glue-point="2" draw:end-shape="id17" draw:end-glue-point="3" svg:d="m3250 20700c0 1200 3750 1800 11250 1800">
          <text:p/>
        </draw:connector>
        <draw:connector draw:style-name="gr8" draw:text-style-name="P2" draw:layer="layout" draw:type="curve" svg:x1="14.5cm" svg:y1="22.5cm" svg:x2="14.3cm" svg:y2="24.6cm" draw:start-shape="id17" draw:start-glue-point="3" draw:end-shape="id19" svg:d="m14500 22500c-1051 0-951 2100-200 2100">
          <text:p/>
        </draw:connector>
        <draw:connector draw:style-name="gr8" draw:text-style-name="P2" draw:layer="layout" draw:type="curve" svg:x1="14.3cm" svg:y1="24.6cm" svg:x2="10.15cm" svg:y2="22.3cm" draw:start-shape="id19" draw:start-glue-point="3" draw:end-shape="id16" draw:end-glue-point="2" svg:d="m14300 24600c-2767 0-4150-766-4150-2300">
          <text:p/>
        </draw:connector>
        <draw:connector draw:style-name="gr8" draw:text-style-name="P2" draw:layer="layout" draw:type="curve" svg:x1="10.15cm" svg:y1="22.3cm" svg:x2="15.15cm" svg:y2="25.4cm" draw:start-shape="id16" draw:start-glue-point="2" draw:end-shape="id19" draw:end-glue-point="2" svg:d="m10150 22300c0 5401 5000 3851 5000 3100">
          <text:p/>
        </draw:connector>
        <draw:frame draw:style-name="gr1" draw:layer="layout" svg:width="4.295cm" svg:height="1.675cm" svg:x="14.801cm" svg:y="1.601cm">
          <draw:text-box>
            <text:p>Xiaohui Chen</text:p>
            <text:p>xc2388</text:p>
          </draw:text-box>
        </draw:frame>
      </draw:page>
      <draw:page draw:name="page2" draw:style-name="dp1" draw:master-page-name="Default">
        <draw:frame draw:style-name="gr1" draw:layer="layout" svg:width="10.751cm" svg:height="4.523cm" svg:x="1.3cm" svg:y="1.3cm">
          <draw:text-box>
            <text:p>Recursive Case</text:p>
            <text:p>let mod'= \(m,n) -&gt; if m-n &lt; 0</text:p>
            <text:p><text:s text:c="30"/>then m</text:p>
            <text:p><text:s text:c="30"/>else mod' (m-n) n</text:p>
            <text:p><text:s text:c="4"/>in </text:p>
            <text:p><text:s text:c="4"/>mod 5 2</text:p>
          </draw:text-box>
        </draw:frame>
        <draw:frame draw:style-name="gr10" xml:id="id23" draw:id="id23" draw:layer="layout" svg:width="0.997cm" svg:height="0.963cm" svg:x="2.1cm" svg:y="9cm">
          <draw:text-box>
            <text:p>Ø</text:p>
          </draw:text-box>
        </draw:frame>
        <draw:g xml:id="id22" draw:id="id22">
          <draw:rect draw:style-name="gr3" draw:text-style-name="P2" draw:layer="layout" svg:width="2.3cm" svg:height="0.8cm" svg:x="1.8cm" svg:y="11.1cm">
            <text:p text:style-name="P2">mod' <text:s text:c="2"/></text:p>
          </draw:rect>
          <draw:line draw:style-name="gr4" draw:text-style-name="P2" draw:layer="layout" svg:x1="3.4cm" svg:y1="11.1cm" svg:x2="3.4cm" svg:y2="11.8cm">
            <text:p/>
          </draw:line>
        </draw:g>
        <draw:g xml:id="id21" draw:id="id21">
          <draw:ellipse draw:style-name="gr3" draw:text-style-name="P2" draw:layer="layout" svg:width="3.3cm" svg:height="0.9cm" svg:x="5.8cm" svg:y="11.2cm">
            <text:p text:style-name="P2">m,n <text:s/>(A) <text:s text:c="2"/></text:p>
          </draw:ellipse>
          <draw:line draw:style-name="gr4" draw:text-style-name="P2" draw:layer="layout" svg:x1="7.2cm" svg:y1="11.2cm" svg:x2="7.2cm" svg:y2="12.1cm">
            <text:p/>
          </draw:line>
          <draw:line draw:style-name="gr4" draw:text-style-name="P2" draw:layer="layout" svg:x1="8.4cm" svg:y1="11.4cm" svg:x2="8.4cm" svg:y2="12.1cm">
            <text:p/>
          </draw:line>
        </draw:g>
        <draw:line draw:style-name="gr5" draw:text-style-name="P2" draw:layer="layout" svg:x1="3.7cm" svg:y1="11.5cm" svg:x2="5.7cm" svg:y2="11.6cm">
          <text:p/>
        </draw:line>
        <draw:connector draw:style-name="gr6" draw:text-style-name="P2" draw:layer="layout" draw:type="curve" draw:line-skew="0cm -0.211cm" svg:x1="9.1cm" svg:y1="11.65cm" svg:x2="2.95cm" svg:y2="11.1cm" draw:start-shape="id21" draw:start-glue-point="1" draw:end-shape="id22" draw:end-glue-point="0" svg:d="m9100 11650c751 0 626-631-1099-1036s-5051-582-5051 486">
          <text:p/>
        </draw:connector>
        <draw:connector draw:style-name="gr6" draw:text-style-name="P2" draw:layer="layout" draw:type="curve" svg:x1="2.95cm" svg:y1="11.1cm" svg:x2="2.598cm" svg:y2="9.963cm" draw:start-shape="id22" draw:start-glue-point="0" draw:end-shape="id23" draw:end-glue-point="2" svg:d="m2950 11100c0-853-352-285-352-1137">
          <text:p/>
        </draw:connector>
        <draw:g xml:id="id24" draw:id="id24">
          <draw:rect draw:style-name="gr3" draw:text-style-name="P2" draw:layer="layout" svg:width="1.9cm" svg:height="1.3cm" svg:x="2cm" svg:y="13.1cm">
            <text:p text:style-name="P2">m <text:s/>5</text:p>
            <text:p text:style-name="P2">n <text:s/>2</text:p>
          </draw:rect>
          <draw:line draw:style-name="gr4" draw:text-style-name="P2" draw:layer="layout" svg:x1="2cm" svg:y1="13.8cm" svg:x2="3.9cm" svg:y2="13.8cm">
            <text:p/>
          </draw:line>
          <draw:line draw:style-name="gr4" draw:text-style-name="P2" draw:layer="layout" svg:x1="3cm" svg:y1="13.1cm" svg:x2="3cm" svg:y2="14.4cm">
            <text:p/>
          </draw:line>
        </draw:g>
        <draw:connector draw:style-name="gr6" draw:text-style-name="P2" draw:layer="layout" draw:type="curve" svg:x1="2.95cm" svg:y1="13.1cm" svg:x2="2.95cm" svg:y2="11.9cm" draw:start-shape="id24" draw:start-glue-point="0" draw:end-shape="id22" draw:end-glue-point="2" svg:d="m2950 13100v-1200">
          <text:p/>
        </draw:connector>
        <draw:g xml:id="id25" draw:id="id25">
          <draw:rect draw:style-name="gr3" draw:text-style-name="P2" draw:layer="layout" svg:width="1.9cm" svg:height="1.3cm" svg:x="5.6cm" svg:y="13.1cm">
            <text:p text:style-name="P2">m <text:s/>3</text:p>
            <text:p text:style-name="P2">n <text:s/>2</text:p>
          </draw:rect>
          <draw:line draw:style-name="gr4" draw:text-style-name="P2" draw:layer="layout" svg:x1="5.6cm" svg:y1="13.8cm" svg:x2="7.5cm" svg:y2="13.8cm">
            <text:p/>
          </draw:line>
          <draw:line draw:style-name="gr4" draw:text-style-name="P2" draw:layer="layout" svg:x1="6.6cm" svg:y1="13.1cm" svg:x2="6.6cm" svg:y2="14.4cm">
            <text:p/>
          </draw:line>
        </draw:g>
        <draw:g xml:id="id26" draw:id="id26">
          <draw:rect draw:style-name="gr3" draw:text-style-name="P2" draw:layer="layout" svg:width="1.9cm" svg:height="1.3cm" svg:x="8.7cm" svg:y="13.1cm">
            <text:p text:style-name="P2">m <text:s/>1</text:p>
            <text:p text:style-name="P2">n <text:s/>2</text:p>
          </draw:rect>
          <draw:line draw:style-name="gr4" draw:text-style-name="P2" draw:layer="layout" svg:x1="8.7cm" svg:y1="13.8cm" svg:x2="10.6cm" svg:y2="13.8cm">
            <text:p/>
          </draw:line>
          <draw:line draw:style-name="gr4" draw:text-style-name="P2" draw:layer="layout" svg:x1="9.7cm" svg:y1="13.1cm" svg:x2="9.7cm" svg:y2="14.4cm">
            <text:p/>
          </draw:line>
        </draw:g>
        <draw:connector draw:style-name="gr6" draw:text-style-name="P2" draw:layer="layout" draw:type="curve" svg:x1="6.55cm" svg:y1="13.1cm" svg:x2="2.95cm" svg:y2="11.9cm" draw:start-shape="id25" draw:start-glue-point="0" draw:end-shape="id22" draw:end-glue-point="2" svg:d="m6550 13100c0-900-3600-300-3600-1200">
          <text:p/>
        </draw:connector>
        <draw:connector draw:style-name="gr6" draw:text-style-name="P2" draw:layer="layout" draw:type="curve" svg:x1="9.65cm" svg:y1="13.1cm" svg:x2="2.95cm" svg:y2="11.9cm" draw:start-shape="id26" draw:start-glue-point="0" draw:end-shape="id22" draw:end-glue-point="2" svg:d="m9650 13100c0-900-6700-300-6700-1200">
          <text:p/>
        </draw:connector>
        <draw:frame draw:style-name="gr1" draw:layer="layout" svg:width="1.226cm" svg:height="0.963cm" svg:x="10.7cm" svg:y="13.7cm">
          <draw:text-box>
            <text:p>=1</text:p>
          </draw:text-box>
        </draw:frame>
        <draw:connector draw:style-name="gr8" draw:text-style-name="P2" draw:layer="layout" draw:type="curve" svg:x1="1.8cm" svg:y1="11.5cm" svg:x2="2cm" svg:y2="13.75cm" draw:start-shape="id22" draw:start-glue-point="3" draw:end-shape="id24" svg:d="m1800 11500c-751 0-851 2250 200 2250">
          <text:p/>
        </draw:connector>
        <draw:connector draw:style-name="gr8" draw:text-style-name="P2" draw:layer="layout" draw:type="curve" svg:x1="2cm" svg:y1="13.75cm" svg:x2="6.55cm" svg:y2="14.4cm" draw:start-shape="id24" draw:start-glue-point="3" draw:end-shape="id25" draw:end-glue-point="2" svg:d="m2000 13750c-751 0-626 576 699 926s3851 475 3851-276">
          <text:p/>
        </draw:connector>
        <draw:connector draw:style-name="gr8" draw:text-style-name="P2" draw:layer="layout" draw:type="curve" svg:x1="6.55cm" svg:y1="14.4cm" svg:x2="9.65cm" svg:y2="14.4cm" draw:start-shape="id25" draw:start-glue-point="2" draw:end-shape="id26" draw:end-glue-point="2" svg:d="m6550 14400c0 751 3100 751 3100 0">
          <text:p/>
        </draw:connector>
        <draw:frame draw:style-name="gr1" draw:layer="layout" svg:width="4.295cm" svg:height="1.675cm" svg:x="14.801cm" svg:y="1.601cm">
          <draw:text-box>
            <text:p>Xiaohui Chen</text:p>
            <text:p>xc2388</text:p>
          </draw:text-box>
        </draw:frame>
        <draw:connector draw:style-name="gr8" draw:text-style-name="P2" draw:layer="layout" draw:type="lines" svg:x1="8.7cm" svg:y1="13.75cm" svg:x2="7.5cm" svg:y2="13.75cm" draw:start-shape="id26" draw:start-glue-point="3" draw:end-shape="id25" svg:d="m8700 13750h-501-198-501">
          <text:p/>
        </draw:connector>
        <draw:connector draw:style-name="gr8" draw:text-style-name="P2" draw:layer="layout" draw:type="curve" svg:x1="5.6cm" svg:y1="13.75cm" svg:x2="3.9cm" svg:y2="13.75cm" draw:start-shape="id25" draw:start-glue-point="3" draw:end-shape="id24" svg:d="m5600 13750h-1700">
          <text:p/>
        </draw:connector>
        <draw:connector draw:style-name="gr8" draw:text-style-name="P2" draw:layer="layout" draw:type="curve" svg:x1="3.9cm" svg:y1="13.75cm" svg:x2="4.1cm" svg:y2="11.5cm" draw:start-shape="id24" draw:start-glue-point="1" draw:end-shape="id22" draw:end-glue-point="1" svg:d="m3900 13750c1051 0 951-2250 200-2250">
          <text:p/>
        </draw:connector>
        <draw:connector draw:style-name="gr8" draw:text-style-name="P2" draw:layer="layout" draw:type="curve" svg:x1="4.1cm" svg:y1="11.5cm" svg:x2="3.097cm" svg:y2="9.481cm" draw:start-shape="id22" draw:start-glue-point="1" draw:end-shape="id23" draw:end-glue-point="1" svg:d="m4100 11500c751 0 1253-2019-1003-201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宋体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微软雅黑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3-05T19:47:24.65</meta:creation-date>
    <dc:date>2013-03-06T20:12:54.12</dc:date>
    <meta:editing-duration>PT45M12S</meta:editing-duration>
    <meta:editing-cycles>6</meta:editing-cycles>
    <meta:generator>OpenOffice.org/3.4.1$Win32 OpenOffice.org_project/341m1$Build-9593</meta:generator>
    <meta:document-statistic meta:object-count="134"/>
  </office:meta>
</office:document-meta>
</file>